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gradient" draw:fill-gradient-name="Gradient_20_3" draw:gradient-step-count="0" draw:opacity="70%"/>
    </style:style>
    <style:style style:name="gr1" style:family="graphic">
      <style:graphic-properties draw:stroke="none" draw:fill="gradient" draw:fill-gradient-name="Gradient_20_3" draw:gradient-step-count="0" draw:opacity="70%" draw:textarea-horizontal-align="justify" draw:textarea-vertical-align="middle" draw:auto-grow-height="false" fo:min-height="75mm" fo:min-width="30mm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1" draw:text-style-name="P1" svg:width="30.01mm" svg:height="75.01mm" svg:x="4.97mm" svg:y="9.68mm">
     <text:p/>
     <draw:enhanced-geometry svg:viewBox="0 0 21600 21600" draw:type="rectangle" draw:enhanced-path="M 0 0 L 21600 0 21600 21600 0 21600 0 0 Z N"/>
    </draw:custom-shape>axial gradien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2" draw:display-name="Gradient 2" draw:style="axial" draw:start-color="#ff0000" draw:end-color="#ffff00" draw:start-intensity="100%" draw:end-intensity="100%" draw:angle="0deg" draw:border="0%">
      <loext:gradient-stop svg:offset="0" loext:color-type="rgb" loext:color-value="#ff0000"/>
      <loext:gradient-stop svg:offset="1" loext:color-type="rgb" loext:color-value="#ffff00"/>
    </draw:gradient>
    <draw:gradient draw:name="Gradient_20_3" draw:display-name="Gradient 3" draw:style="axial" draw:start-color="#1e90ff" draw:end-color="#ffff00" draw:start-intensity="100%" draw:end-intensity="100%" draw:angle="0deg" draw:border="20%">
      <loext:gradient-stop svg:offset="0" loext:color-type="rgb" loext:color-value="#1e90ff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8.01mm" fo:page-height="105mm" style:num-format="1" style:print-orientation="landscape" fo:margin-top="4.99mm" fo:margin-bottom="4.99mm" fo:margin-left="4.99mm" fo:margin-right="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egina Henschel</meta:initial-creator>
    <meta:creation-date>2023-05-29T19:38:19.131000000</meta:creation-date>
    <dc:date>2023-06-01T19:24:21.111000000</dc:date>
    <dc:creator>Regina Henschel</dc:creator>
    <meta:editing-duration>PT9M32S</meta:editing-duration>
    <meta:editing-cycles>3</meta:editing-cycles>
    <meta:generator>BCommitContinue/7.6.0.0.alpha1$Windows_X86_64 LibreOffice_project/6e2993e1a7a61d69717b3fcf93ffa52fa0f26ba9</meta:generator>
    <meta:document-statistic meta:table-count="0" meta:image-count="0" meta:object-count="0" meta:page-count="1" meta:paragraph-count="1" meta:word-count="2" meta:character-count="14" meta:non-whitespace-character-count="13"/>
  </office:meta>
</office:document-meta>
</file>